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rial Cyr" svg:font-family="'Arial Cyr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5.722in"/>
    </style:style>
    <style:style style:name="co3" style:family="table-column">
      <style:table-column-properties fo:break-before="auto" style:column-width="6.7138in"/>
    </style:style>
    <style:style style:name="co4" style:family="table-column">
      <style:table-column-properties fo:break-before="auto" style:column-width="4.411in"/>
    </style:style>
    <style:style style:name="co5" style:family="table-column">
      <style:table-column-properties fo:break-before="auto" style:column-width="5.4917in"/>
    </style:style>
    <style:style style:name="co6" style:family="table-column">
      <style:table-column-properties fo:break-before="auto" style:column-width="5.0492in"/>
    </style:style>
    <style:style style:name="co7" style:family="table-column">
      <style:table-column-properties fo:break-before="auto" style:column-width="6.16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ucida Grande" fo:font-size="11pt" fo:font-style="normal" fo:text-shadow="none" style:text-underline-style="none" fo:font-weight="normal" style:font-size-asian="11pt" style:font-style-asian="normal" style:font-weight-asian="normal" style:font-name-complex="Lucida Grande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Индекс предпринимательской уверенности</text:p>
          </table:table-cell>
          <table:table-cell office:value-type="string" calcext:value-type="string">
            <text:p>Цена нефти марки Brent</text:p>
          </table:table-cell>
          <table:table-cell office:value-type="string" calcext:value-type="string">
            <text:p>Индекс промышленного производства</text:p>
          </table:table-cell>
          <table:table-cell office:value-type="string" calcext:value-type="string">
            <text:p>Индекс потребительских цен </text:p>
          </table:table-cell>
          <table:table-cell office:value-type="string" calcext:value-type="string">
            <text:p>Инвестиции в основной капитал по формам собственности по полному кругу организаций</text:p>
          </table:table-cell>
          <table:table-cell office:value-type="string" calcext:value-type="string">
            <text:p>Кредиты и депозиты скорректированные на ИПЦ (физ лица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2</text:p>
          </table:table-cell>
          <table:table-cell table:style-name="ce1" office:value-type="string" calcext:value-type="string">
            <text:p>26.38421</text:p>
          </table:table-cell>
          <table:table-cell office:value-type="float" office:value="83.188654471765" calcext:value-type="float">
            <text:p>83.188654471765</text:p>
          </table:table-cell>
          <table:table-cell table:style-name="ce2" office:value-type="float" office:value="100.7" calcext:value-type="float">
            <text:p>100.7</text:p>
          </table:table-cell>
          <table:table-cell office:value-type="float" office:value="121.945980603528" calcext:value-type="float">
            <text:p>121.945980603528</text:p>
          </table:table-cell>
          <table:table-cell office:value-type="float" office:value="63915487.3250044" calcext:value-type="float">
            <text:p>63915487.3250044</text:p>
          </table:table-cell>
          <table:table-cell office:value-type="float" office:value="207558.246870728" calcext:value-type="float">
            <text:p>207558.2468707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3</text:p>
          </table:table-cell>
          <table:table-cell table:style-name="ce1" office:value-type="string" calcext:value-type="string">
            <text:p>27.81304</text:p>
          </table:table-cell>
          <table:table-cell office:value-type="float" office:value="98.1845250017644" calcext:value-type="float">
            <text:p>98.1845250017644</text:p>
          </table:table-cell>
          <table:table-cell table:style-name="ce2" office:value-type="float" office:value="110.6" calcext:value-type="float">
            <text:p>110.6</text:p>
          </table:table-cell>
          <table:table-cell office:value-type="float" office:value="131.192054021401" calcext:value-type="float">
            <text:p>131.192054021401</text:p>
          </table:table-cell>
          <table:table-cell office:value-type="float" office:value="61478953.1001952" calcext:value-type="float">
            <text:p>61478953.1001952</text:p>
          </table:table-cell>
          <table:table-cell office:value-type="float" office:value="196262.337235758" calcext:value-type="float">
            <text:p>196262.33723575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4</text:p>
          </table:table-cell>
          <table:table-cell table:style-name="ce1" office:value-type="string" calcext:value-type="string">
            <text:p>23.82000</text:p>
          </table:table-cell>
          <table:table-cell office:value-type="float" office:value="92.3082329085668" calcext:value-type="float">
            <text:p>92.3082329085668</text:p>
          </table:table-cell>
          <table:table-cell table:style-name="ce2" office:value-type="float" office:value="101.5898" calcext:value-type="float">
            <text:p>101.6</text:p>
          </table:table-cell>
          <table:table-cell office:value-type="float" office:value="133.208254201089" calcext:value-type="float">
            <text:p>133.208254201089</text:p>
          </table:table-cell>
          <table:table-cell office:value-type="float" office:value="60515357.7460072" calcext:value-type="float">
            <text:p>60515357.7460072</text:p>
          </table:table-cell>
          <table:table-cell office:value-type="float" office:value="193406.91388469" calcext:value-type="float">
            <text:p>193406.913884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5</text:p>
          </table:table-cell>
          <table:table-cell table:style-name="ce1" office:value-type="string" calcext:value-type="string">
            <text:p>29.85909</text:p>
          </table:table-cell>
          <table:table-cell office:value-type="float" office:value="96.6206846356481" calcext:value-type="float">
            <text:p>96.6206846356481</text:p>
          </table:table-cell>
          <table:table-cell table:style-name="ce2" office:value-type="float" office:value="99.671" calcext:value-type="float">
            <text:p>99.7</text:p>
          </table:table-cell>
          <table:table-cell office:value-type="float" office:value="133.505412296694" calcext:value-type="float">
            <text:p>133.505412296694</text:p>
          </table:table-cell>
          <table:table-cell office:value-type="float" office:value="58640172.5002862" calcext:value-type="float">
            <text:p>58640172.5002862</text:p>
          </table:table-cell>
          <table:table-cell office:value-type="float" office:value="191175.611017771" calcext:value-type="float">
            <text:p>191175.6110177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6</text:p>
          </table:table-cell>
          <table:table-cell table:style-name="ce1" office:value-type="string" calcext:value-type="string">
            <text:p>28.56818</text:p>
          </table:table-cell>
          <table:table-cell office:value-type="float" office:value="100.178288796268" calcext:value-type="float">
            <text:p>100.178288796268</text:p>
          </table:table-cell>
          <table:table-cell table:style-name="ce2" office:value-type="float" office:value="101.9096" calcext:value-type="float">
            <text:p>101.9</text:p>
          </table:table-cell>
          <table:table-cell office:value-type="float" office:value="133.105312927258" calcext:value-type="float">
            <text:p>133.105312927258</text:p>
          </table:table-cell>
          <table:table-cell office:value-type="float" office:value="57781387.4634979" calcext:value-type="float">
            <text:p>57781387.4634979</text:p>
          </table:table-cell>
          <table:table-cell office:value-type="float" office:value="191397.091729334" calcext:value-type="float">
            <text:p>191397.0917293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7</text:p>
          </table:table-cell>
          <table:table-cell table:style-name="ce1" office:value-type="string" calcext:value-type="string">
            <text:p>25.72857</text:p>
          </table:table-cell>
          <table:table-cell office:value-type="float" office:value="89.5954280707856" calcext:value-type="float">
            <text:p>89.5954280707856</text:p>
          </table:table-cell>
          <table:table-cell table:style-name="ce2" office:value-type="float" office:value="103.7218" calcext:value-type="float">
            <text:p>103.7</text:p>
          </table:table-cell>
          <table:table-cell office:value-type="float" office:value="132.759774305176" calcext:value-type="float">
            <text:p>132.759774305176</text:p>
          </table:table-cell>
          <table:table-cell office:value-type="float" office:value="56723741.2605817" calcext:value-type="float">
            <text:p>56723741.2605817</text:p>
          </table:table-cell>
          <table:table-cell office:value-type="float" office:value="192625.608749646" calcext:value-type="float">
            <text:p>192625.6087496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8</text:p>
          </table:table-cell>
          <table:table-cell table:style-name="ce1" office:value-type="string" calcext:value-type="string">
            <text:p>22.38261</text:p>
          </table:table-cell>
          <table:table-cell office:value-type="float" office:value="83.0523304783861" calcext:value-type="float">
            <text:p>83.0523304783861</text:p>
          </table:table-cell>
          <table:table-cell table:style-name="ce2" office:value-type="float" office:value="105.4274" calcext:value-type="float">
            <text:p>105.4</text:p>
          </table:table-cell>
          <table:table-cell office:value-type="float" office:value="132.565978135448" calcext:value-type="float">
            <text:p>132.565978135448</text:p>
          </table:table-cell>
          <table:table-cell office:value-type="float" office:value="58664953.2593796" calcext:value-type="float">
            <text:p>58664953.2593796</text:p>
          </table:table-cell>
          <table:table-cell office:value-type="float" office:value="194805.648547427" calcext:value-type="float">
            <text:p>194805.6485474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9</text:p>
          </table:table-cell>
          <table:table-cell table:style-name="ce1" office:value-type="string" calcext:value-type="string">
            <text:p>27.50000</text:p>
          </table:table-cell>
          <table:table-cell office:value-type="float" office:value="76.7742854467975" calcext:value-type="float">
            <text:p>76.7742854467975</text:p>
          </table:table-cell>
          <table:table-cell table:style-name="ce2" office:value-type="float" office:value="106.067" calcext:value-type="float">
            <text:p>106.1</text:p>
          </table:table-cell>
          <table:table-cell office:value-type="float" office:value="132.931767958079" calcext:value-type="float">
            <text:p>132.931767958079</text:p>
          </table:table-cell>
          <table:table-cell office:value-type="float" office:value="59569239.6417776" calcext:value-type="float">
            <text:p>59569239.6417776</text:p>
          </table:table-cell>
          <table:table-cell office:value-type="float" office:value="196367.122230947" calcext:value-type="float">
            <text:p>196367.1222309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10</text:p>
          </table:table-cell>
          <table:table-cell table:style-name="ce1" office:value-type="string" calcext:value-type="string">
            <text:p>30.60952</text:p>
          </table:table-cell>
          <table:table-cell office:value-type="float" office:value="79.0040235936357" calcext:value-type="float">
            <text:p>79.0040235936357</text:p>
          </table:table-cell>
          <table:table-cell table:style-name="ce2" office:value-type="float" office:value="111.7168" calcext:value-type="float">
            <text:p>111.7</text:p>
          </table:table-cell>
          <table:table-cell office:value-type="float" office:value="133.096210542412" calcext:value-type="float">
            <text:p>133.096210542412</text:p>
          </table:table-cell>
          <table:table-cell office:value-type="float" office:value="60472020.0034189" calcext:value-type="float">
            <text:p>60472020.0034189</text:p>
          </table:table-cell>
          <table:table-cell office:value-type="float" office:value="199206.533806995" calcext:value-type="float">
            <text:p>199206.53380699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11</text:p>
          </table:table-cell>
          <table:table-cell table:style-name="ce1" office:value-type="string" calcext:value-type="string">
            <text:p>23.86818</text:p>
          </table:table-cell>
          <table:table-cell office:value-type="float" office:value="76.459056810419" calcext:value-type="float">
            <text:p>76.459056810419</text:p>
          </table:table-cell>
          <table:table-cell table:style-name="ce2" office:value-type="float" office:value="114.062" calcext:value-type="float">
            <text:p>114.1</text:p>
          </table:table-cell>
          <table:table-cell office:value-type="float" office:value="133.193573080114" calcext:value-type="float">
            <text:p>133.193573080114</text:p>
          </table:table-cell>
          <table:table-cell office:value-type="float" office:value="62008312.2962118" calcext:value-type="float">
            <text:p>62008312.2962118</text:p>
          </table:table-cell>
          <table:table-cell office:value-type="float" office:value="201024.03705992" calcext:value-type="float">
            <text:p>201024.037059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12</text:p>
          </table:table-cell>
          <table:table-cell table:style-name="ce1" office:value-type="string" calcext:value-type="string">
            <text:p>22.07619</text:p>
          </table:table-cell>
          <table:table-cell office:value-type="float" office:value="68.4883397767352" calcext:value-type="float">
            <text:p>68.4883397767352</text:p>
          </table:table-cell>
          <table:table-cell table:style-name="ce2" office:value-type="float" office:value="127.2804" calcext:value-type="float">
            <text:p>127.3</text:p>
          </table:table-cell>
          <table:table-cell office:value-type="float" office:value="133.807171439799" calcext:value-type="float">
            <text:p>133.807171439799</text:p>
          </table:table-cell>
          <table:table-cell office:value-type="float" office:value="62365976.2194025" calcext:value-type="float">
            <text:p>62365976.2194025</text:p>
          </table:table-cell>
          <table:table-cell office:value-type="float" office:value="202475.319524927" calcext:value-type="float">
            <text:p>202475.3195249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1</text:p>
          </table:table-cell>
          <table:table-cell table:style-name="ce1" office:value-type="string" calcext:value-type="string">
            <text:p>20.62857</text:p>
          </table:table-cell>
          <table:table-cell office:value-type="float" office:value="70.2919985995174" calcext:value-type="float">
            <text:p>70.2919985995174</text:p>
          </table:table-cell>
          <table:table-cell table:style-name="ce2" office:value-type="float" office:value="101.6964" calcext:value-type="float">
            <text:p>101.7</text:p>
          </table:table-cell>
          <table:table-cell office:value-type="float" office:value="134.51424323043" calcext:value-type="float">
            <text:p>134.51424323043</text:p>
          </table:table-cell>
          <table:table-cell office:value-type="float" office:value="56927067.4138373" calcext:value-type="float">
            <text:p>56927067.4138373</text:p>
          </table:table-cell>
          <table:table-cell office:value-type="float" office:value="203767.342005901" calcext:value-type="float">
            <text:p>203767.3420059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2</text:p>
          </table:table-cell>
          <table:table-cell table:style-name="ce1" office:value-type="string" calcext:value-type="string">
            <text:p>20.35000</text:p>
          </table:table-cell>
          <table:table-cell office:value-type="float" office:value="69.6490036826229" calcext:value-type="float">
            <text:p>69.6490036826229</text:p>
          </table:table-cell>
          <table:table-cell table:style-name="ce2" office:value-type="float" office:value="99.5644" calcext:value-type="float">
            <text:p>99.6</text:p>
          </table:table-cell>
          <table:table-cell office:value-type="float" office:value="134.909736139964" calcext:value-type="float">
            <text:p>134.909736139964</text:p>
          </table:table-cell>
          <table:table-cell office:value-type="float" office:value="56748894.6428389" calcext:value-type="float">
            <text:p>56748894.6428389</text:p>
          </table:table-cell>
          <table:table-cell office:value-type="float" office:value="204164.776517125" calcext:value-type="float">
            <text:p>204164.7765171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3</text:p>
          </table:table-cell>
          <table:table-cell table:style-name="ce1" office:value-type="string" calcext:value-type="string">
            <text:p>21.85217</text:p>
          </table:table-cell>
          <table:table-cell office:value-type="float" office:value="65.9532915881985" calcext:value-type="float">
            <text:p>65.9532915881985</text:p>
          </table:table-cell>
          <table:table-cell table:style-name="ce2" office:value-type="float" office:value="112.8894" calcext:value-type="float">
            <text:p>112.9</text:p>
          </table:table-cell>
          <table:table-cell office:value-type="float" office:value="135.39211641515" calcext:value-type="float">
            <text:p>135.39211641515</text:p>
          </table:table-cell>
          <table:table-cell office:value-type="float" office:value="57656066.7702694" calcext:value-type="float">
            <text:p>57656066.7702694</text:p>
          </table:table-cell>
          <table:table-cell office:value-type="float" office:value="205380.166122349" calcext:value-type="float">
            <text:p>205380.1661223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4</text:p>
          </table:table-cell>
          <table:table-cell table:style-name="ce1" office:value-type="string" calcext:value-type="string">
            <text:p>18.32632</text:p>
          </table:table-cell>
          <table:table-cell office:value-type="float" office:value="69.2189955838629" calcext:value-type="float">
            <text:p>69.2189955838629</text:p>
          </table:table-cell>
          <table:table-cell table:style-name="ce2" office:value-type="float" office:value="106.8132" calcext:value-type="float">
            <text:p>106.8</text:p>
          </table:table-cell>
          <table:table-cell office:value-type="float" office:value="135.877138406381" calcext:value-type="float">
            <text:p>135.877138406381</text:p>
          </table:table-cell>
          <table:table-cell office:value-type="float" office:value="58585393.4448634" calcext:value-type="float">
            <text:p>58585393.4448634</text:p>
          </table:table-cell>
          <table:table-cell office:value-type="float" office:value="208276.498805563" calcext:value-type="float">
            <text:p>208276.4988055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5</text:p>
          </table:table-cell>
          <table:table-cell table:style-name="ce1" office:value-type="string" calcext:value-type="string">
            <text:p>17.67826</text:p>
          </table:table-cell>
          <table:table-cell office:value-type="float" office:value="62.6963583875736" calcext:value-type="float">
            <text:p>62.6963583875736</text:p>
          </table:table-cell>
          <table:table-cell table:style-name="ce2" office:value-type="float" office:value="106.8132" calcext:value-type="float">
            <text:p>106.8</text:p>
          </table:table-cell>
          <table:table-cell office:value-type="float" office:value="136.438751163287" calcext:value-type="float">
            <text:p>136.438751163287</text:p>
          </table:table-cell>
          <table:table-cell office:value-type="float" office:value="59469363.2155093" calcext:value-type="float">
            <text:p>59469363.2155093</text:p>
          </table:table-cell>
          <table:table-cell office:value-type="float" office:value="210982.948052268" calcext:value-type="float">
            <text:p>210982.9480522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6</text:p>
          </table:table-cell>
          <table:table-cell table:style-name="ce1" office:value-type="string" calcext:value-type="string">
            <text:p>14.39091</text:p>
          </table:table-cell>
          <table:table-cell office:value-type="float" office:value="61.9268107703545" calcext:value-type="float">
            <text:p>61.9268107703545</text:p>
          </table:table-cell>
          <table:table-cell table:style-name="ce2" office:value-type="float" office:value="107.9858" calcext:value-type="float">
            <text:p>108.0</text:p>
          </table:table-cell>
          <table:table-cell office:value-type="float" office:value="137.088591887136" calcext:value-type="float">
            <text:p>137.088591887136</text:p>
          </table:table-cell>
          <table:table-cell office:value-type="float" office:value="60135144.5639406" calcext:value-type="float">
            <text:p>60135144.5639406</text:p>
          </table:table-cell>
          <table:table-cell office:value-type="float" office:value="214252.647406148" calcext:value-type="float">
            <text:p>214252.6474061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7</text:p>
          </table:table-cell>
          <table:table-cell table:style-name="ce1" office:value-type="string" calcext:value-type="string">
            <text:p>14.15238</text:p>
          </table:table-cell>
          <table:table-cell office:value-type="float" office:value="66.0316057965684" calcext:value-type="float">
            <text:p>66.0316057965684</text:p>
          </table:table-cell>
          <table:table-cell table:style-name="ce2" office:value-type="float" office:value="109.798" calcext:value-type="float">
            <text:p>109.8</text:p>
          </table:table-cell>
          <table:table-cell office:value-type="float" office:value="138.453794855601" calcext:value-type="float">
            <text:p>138.453794855601</text:p>
          </table:table-cell>
          <table:table-cell office:value-type="float" office:value="60669083.1223553" calcext:value-type="float">
            <text:p>60669083.1223553</text:p>
          </table:table-cell>
          <table:table-cell office:value-type="float" office:value="216474.432631179" calcext:value-type="float">
            <text:p>216474.4326311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8</text:p>
          </table:table-cell>
          <table:table-cell table:style-name="ce1" office:value-type="string" calcext:value-type="string">
            <text:p>16.03043</text:p>
          </table:table-cell>
          <table:table-cell office:value-type="float" office:value="69.8443276244407" calcext:value-type="float">
            <text:p>69.8443276244407</text:p>
          </table:table-cell>
          <table:table-cell table:style-name="ce2" office:value-type="float" office:value="112.2498" calcext:value-type="float">
            <text:p>112.2</text:p>
          </table:table-cell>
          <table:table-cell office:value-type="float" office:value="139.406984131654" calcext:value-type="float">
            <text:p>139.406984131654</text:p>
          </table:table-cell>
          <table:table-cell office:value-type="float" office:value="61651963.6532937" calcext:value-type="float">
            <text:p>61651963.6532937</text:p>
          </table:table-cell>
          <table:table-cell office:value-type="float" office:value="218785.968593912" calcext:value-type="float">
            <text:p>218785.9685939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9</text:p>
          </table:table-cell>
          <table:table-cell table:style-name="ce1" office:value-type="string" calcext:value-type="string">
            <text:p>15.11905</text:p>
          </table:table-cell>
          <table:table-cell office:value-type="float" office:value="75.7267455434252" calcext:value-type="float">
            <text:p>75.7267455434252</text:p>
          </table:table-cell>
          <table:table-cell table:style-name="ce2" office:value-type="float" office:value="112.996" calcext:value-type="float">
            <text:p>113.0</text:p>
          </table:table-cell>
          <table:table-cell office:value-type="float" office:value="141.025400287195" calcext:value-type="float">
            <text:p>141.025400287195</text:p>
          </table:table-cell>
          <table:table-cell office:value-type="float" office:value="62500332.5000333" calcext:value-type="float">
            <text:p>62500332.5000333</text:p>
          </table:table-cell>
          <table:table-cell office:value-type="float" office:value="223216.246108101" calcext:value-type="float">
            <text:p>223216.2461081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10</text:p>
          </table:table-cell>
          <table:table-cell table:style-name="ce1" office:value-type="string" calcext:value-type="string">
            <text:p>19.11364</text:p>
          </table:table-cell>
          <table:table-cell office:value-type="float" office:value="72.6249865107522" calcext:value-type="float">
            <text:p>72.6249865107522</text:p>
          </table:table-cell>
          <table:table-cell table:style-name="ce2" office:value-type="float" office:value="118.6458" calcext:value-type="float">
            <text:p>118.6</text:p>
          </table:table-cell>
          <table:table-cell office:value-type="float" office:value="142.088126440876" calcext:value-type="float">
            <text:p>142.088126440876</text:p>
          </table:table-cell>
          <table:table-cell office:value-type="float" office:value="63725420.2782927" calcext:value-type="float">
            <text:p>63725420.2782927</text:p>
          </table:table-cell>
          <table:table-cell office:value-type="float" office:value="228075.48936529" calcext:value-type="float">
            <text:p>228075.489365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11</text:p>
          </table:table-cell>
          <table:table-cell table:style-name="ce1" office:value-type="string" calcext:value-type="string">
            <text:p>14.37273</text:p>
          </table:table-cell>
          <table:table-cell office:value-type="float" office:value="66.9969941680084" calcext:value-type="float">
            <text:p>66.9969941680084</text:p>
          </table:table-cell>
          <table:table-cell table:style-name="ce2" office:value-type="float" office:value="119.925" calcext:value-type="float">
            <text:p>119.9</text:p>
          </table:table-cell>
          <table:table-cell office:value-type="float" office:value="143.236246675344" calcext:value-type="float">
            <text:p>143.236246675344</text:p>
          </table:table-cell>
          <table:table-cell office:value-type="float" office:value="64676759.9174647" calcext:value-type="float">
            <text:p>64676759.9174647</text:p>
          </table:table-cell>
          <table:table-cell office:value-type="float" office:value="231235.501172213" calcext:value-type="float">
            <text:p>231235.5011722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12</text:p>
          </table:table-cell>
          <table:table-cell table:style-name="ce1" office:value-type="string" calcext:value-type="string">
            <text:p>12.87000</text:p>
          </table:table-cell>
          <table:table-cell office:value-type="float" office:value="63.0631307077912" calcext:value-type="float">
            <text:p>63.0631307077912</text:p>
          </table:table-cell>
          <table:table-cell table:style-name="ce2" office:value-type="float" office:value="131.7576" calcext:value-type="float">
            <text:p>131.8</text:p>
          </table:table-cell>
          <table:table-cell office:value-type="float" office:value="144.020668482708" calcext:value-type="float">
            <text:p>144.020668482708</text:p>
          </table:table-cell>
          <table:table-cell office:value-type="float" office:value="65448560.0747765" calcext:value-type="float">
            <text:p>65448560.0747765</text:p>
          </table:table-cell>
          <table:table-cell office:value-type="float" office:value="233668.303747948" calcext:value-type="float">
            <text:p>233668.3037479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13.55455</text:p>
          </table:table-cell>
          <table:table-cell office:value-type="float" office:value="64.1433035752323" calcext:value-type="float">
            <text:p>64.1433035752323</text:p>
          </table:table-cell>
          <table:table-cell table:style-name="ce2" office:value-type="float" office:value="106.1736" calcext:value-type="float">
            <text:p>106.2</text:p>
          </table:table-cell>
          <table:table-cell office:value-type="float" office:value="144.767340126092" calcext:value-type="float">
            <text:p>144.767340126092</text:p>
          </table:table-cell>
          <table:table-cell office:value-type="float" office:value="65682361.2205488" calcext:value-type="float">
            <text:p>65682361.2205488</text:p>
          </table:table-cell>
          <table:table-cell office:value-type="float" office:value="232972.222571915" calcext:value-type="float">
            <text:p>232972.2225719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14.06190</text:p>
          </table:table-cell>
          <table:table-cell office:value-type="float" office:value="66.0290225205592" calcext:value-type="float">
            <text:p>66.0290225205592</text:p>
          </table:table-cell>
          <table:table-cell table:style-name="ce2" office:value-type="float" office:value="107.8792" calcext:value-type="float">
            <text:p>107.9</text:p>
          </table:table-cell>
          <table:table-cell office:value-type="float" office:value="145.528344698573" calcext:value-type="float">
            <text:p>145.528344698573</text:p>
          </table:table-cell>
          <table:table-cell office:value-type="float" office:value="65554510.018374" calcext:value-type="float">
            <text:p>65554510.018374</text:p>
          </table:table-cell>
          <table:table-cell office:value-type="float" office:value="233373.27973011" calcext:value-type="float">
            <text:p>233373.279730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13.91000</text:p>
          </table:table-cell>
          <table:table-cell office:value-type="float" office:value="68.3262029335519" calcext:value-type="float">
            <text:p>68.3262029335519</text:p>
          </table:table-cell>
          <table:table-cell table:style-name="ce2" office:value-type="float" office:value="117.793" calcext:value-type="float">
            <text:p>117.8</text:p>
          </table:table-cell>
          <table:table-cell office:value-type="float" office:value="146.091087218882" calcext:value-type="float">
            <text:p>146.091087218882</text:p>
          </table:table-cell>
          <table:table-cell office:value-type="float" office:value="65651289.3037075" calcext:value-type="float">
            <text:p>65651289.3037075</text:p>
          </table:table-cell>
          <table:table-cell office:value-type="float" office:value="234368.798965133" calcext:value-type="float">
            <text:p>234368.7989651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16.24545</text:p>
          </table:table-cell>
          <table:table-cell office:value-type="float" office:value="71.3303619322179" calcext:value-type="float">
            <text:p>71.3303619322179</text:p>
          </table:table-cell>
          <table:table-cell table:style-name="ce2" office:value-type="float" office:value="111.93" calcext:value-type="float">
            <text:p>111.9</text:p>
          </table:table-cell>
          <table:table-cell office:value-type="float" office:value="146.799235437617" calcext:value-type="float">
            <text:p>146.799235437617</text:p>
          </table:table-cell>
          <table:table-cell office:value-type="float" office:value="66575445.5536875" calcext:value-type="float">
            <text:p>66575445.5536875</text:p>
          </table:table-cell>
          <table:table-cell office:value-type="float" office:value="237128.203047031" calcext:value-type="float">
            <text:p>237128.2030470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13.33043</text:p>
          </table:table-cell>
          <table:table-cell office:value-type="float" office:value="66.5799999218951" calcext:value-type="float">
            <text:p>66.5799999218951</text:p>
          </table:table-cell>
          <table:table-cell table:style-name="ce2" office:value-type="float" office:value="113.1026" calcext:value-type="float">
            <text:p>113.1</text:p>
          </table:table-cell>
          <table:table-cell office:value-type="float" office:value="148.046535669184" calcext:value-type="float">
            <text:p>148.046535669184</text:p>
          </table:table-cell>
          <table:table-cell office:value-type="float" office:value="67174195.0316374" calcext:value-type="float">
            <text:p>67174195.0316374</text:p>
          </table:table-cell>
          <table:table-cell office:value-type="float" office:value="239008.813465707" calcext:value-type="float">
            <text:p>239008.813465707</text:p>
          </table:table-cell>
          <table:table-cell table:number-columns-repeated="1017"/>
        </table:table-row>
        <table:table-row table:style-name="ro1" table:number-rows-repeated="3">
          <table:table-cell table:style-name="ce1" table:number-columns-repeated="2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rial Cyr" svg:font-family="'Arial Cyr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number number:decimal-places="1" number:min-decimal-places="1" number:min-integer-digits="1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name-complex="Aptos Narrow" style:font-family-complex="'Aptos Narrow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дей Валерия Андреевна</meta:initial-creator>
    <meta:creation-date>2024-10-21T20:08:43</meta:creation-date>
    <dc:date>2024-12-11T18:44:22.794515377</dc:date>
    <meta:generator>LibreOffice/7.3.7.2$Linux_X86_64 LibreOffice_project/30$Build-2</meta:generator>
    <meta:editing-duration>PT6M2S</meta:editing-duration>
    <meta:editing-cycles>2</meta:editing-cycles>
    <meta:document-statistic meta:table-count="1" meta:cell-count="203" meta:object-count="0"/>
    <meta:user-defined meta:name="AppVersion">16.0300</meta:user-defined>
  </office:meta>
</office:document-meta>
</file>